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margin-top="0in" fo:margin-bottom="0in"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дел о глубоком изучении React предполагает более подробное рассмотрение ключевых аспектов, которые делают разработку приложений более гибкой и эффективной.</text:p>
      <text:h text:style-name="P5" text:outline-level="3">Часть 3: Углубленное изучение React</text:h>
      <text:h text:style-name="P6" text:outline-level="4">7. <text:span text:style-name="Strong_20_Emphasis">Hooks</text:span></text:h>
      <text:p text:style-name="P1">Хуки - это функции, позволяющие использовать состояние и другие возможности React в функциональных компонентах. <text:span text:style-name="Source_20_Text">useState</text:span> используется для добавления локального состояния, <text:span text:style-name="Source_20_Text">useEffect</text:span> - для выполнения побочных эффектов (например, загрузка данных из API), а другие хуки, такие как <text:span text:style-name="Source_20_Text">useContext</text:span>, <text:span text:style-name="Source_20_Text">useReducer</text:span> и <text:span text:style-name="Source_20_Text">useCallback</text:span>, предоставляют дополнительные возможности для работы с состоянием и эффектами.</text:p>
      <text:p text:style-name="P1"><text:span text:style-name="Strong_20_Emphasis">Пример использования хуков:</text:span></text:p>
      <text:p text:style-name="P4">jsxCopy code</text:p>
      <text:p text:style-name="P4"><text:span text:style-name="Source_20_Text">import React, { useState, useEffect } from 'react';</text:span></text:p>
      <text:p text:style-name="P4"/>
      <text:p text:style-name="P4"><text:span text:style-name="Source_20_Text">function Counter() {</text:span></text:p>
      <text:p text:style-name="P4"><text:span text:style-name="Source_20_Text"><text:s text:c="2"/>const [count, setCount] = useState(0);</text:span></text:p>
      <text:p text:style-name="P4"/>
      <text:p text:style-name="P4"><text:span text:style-name="Source_20_Text"><text:s text:c="2"/>useEffect(() =&gt; {</text:span></text:p>
      <text:p text:style-name="P4"><text:span text:style-name="Source_20_Text"><text:s text:c="4"/>document.title = `Clicked ${count} times`;</text:span></text:p>
      <text:p text:style-name="P4"><text:span text:style-name="Source_20_Text"><text:s text:c="2"/>}, [count]);</text:span></text:p>
      <text:p text:style-name="P4"/>
      <text:p text:style-name="P4"><text:span text:style-name="Source_20_Text"><text:s text:c="2"/>return (</text:span></text:p>
      <text:p text:style-name="P4"><text:span text:style-name="Source_20_Text"><text:s text:c="4"/>&lt;div&gt;</text:span></text:p>
      <text:p text:style-name="P4"><text:span text:style-name="Source_20_Text"><text:s text:c="6"/>&lt;p&gt;You clicked {count} times&lt;/p&gt;</text:span></text:p>
      <text:p text:style-name="P4"><text:span text:style-name="Source_20_Text"><text:s text:c="6"/>&lt;button onClick={() =&gt; setCount(count + 1)}&gt;Click me&lt;/button&gt;</text:span></text:p>
      <text:p text:style-name="P4"><text:span text:style-name="Source_20_Text"><text:s text:c="4"/>&lt;/div&gt;</text:span></text:p>
      <text:p text:style-name="P4"><text:span text:style-name="Source_20_Text"><text:s text:c="2"/>);</text:span></text:p>
      <text:p text:style-name="P3"><text:span text:style-name="Source_20_Text">}</text:span></text:p>
      <text:h text:style-name="P6" text:outline-level="4">8. <text:span text:style-name="Strong_20_Emphasis">Работа с формами в React</text:span></text:h>
      <text:p text:style-name="P1">Формы играют важную роль в большинстве веб-приложений. React облегчает работу с формами, позволяя создавать управляемые компоненты форм. Управляемые компоненты хранят состояние формы в React-компоненте и обновляют его через обработчики событий.</text:p>
      <text:p text:style-name="P1"><text:span text:style-name="Strong_20_Emphasis">Пример управляемой формы:</text:span></text:p>
      <text:p text:style-name="P4">jsxCopy code</text:p>
      <text:p text:style-name="P4"><text:span text:style-name="Source_20_Text">import React, { useState } from 'react';</text:span></text:p>
      <text:p text:style-name="P4"/>
      <text:p text:style-name="P4"><text:span text:style-name="Source_20_Text">function MyForm() {</text:span></text:p>
      <text:p text:style-name="P4"><text:span text:style-name="Source_20_Text"><text:s text:c="2"/>const [value, setValue] = useState('');</text:span></text:p>
      <text:p text:style-name="P4"/>
      <text:p text:style-name="P4"><text:span text:style-name="Source_20_Text"><text:s text:c="2"/>function handleChange(event) {</text:span></text:p>
      <text:p text:style-name="P4"><text:span text:style-name="Source_20_Text"><text:s text:c="4"/>setValue(event.target.value);</text:span></text:p>
      <text:p text:style-name="P4"><text:span text:style-name="Source_20_Text"><text:s text:c="2"/>}</text:span></text:p>
      <text:p text:style-name="P4"/>
      <text:p text:style-name="P4"><text:span text:style-name="Source_20_Text"><text:s text:c="2"/>function handleSubmit(event) {</text:span></text:p>
      <text:p text:style-name="P4"><text:span text:style-name="Source_20_Text"><text:s text:c="4"/>event.preventDefault();</text:span></text:p>
      <text:p text:style-name="P4"><text:span text:style-name="Source_20_Text"><text:s text:c="4"/>// Действия при отправке формы</text:span></text:p>
      <text:p text:style-name="P4"><text:span text:style-name="Source_20_Text"><text:s text:c="2"/>}</text:span></text:p>
      <text:p text:style-name="P4"/>
      <text:p text:style-name="P4"><text:span text:style-name="Source_20_Text"><text:s text:c="2"/>return (</text:span></text:p>
      <text:p text:style-name="P4"><text:span text:style-name="Source_20_Text"><text:s text:c="4"/>&lt;form onSubmit={handleSubmit}&gt;</text:span></text:p>
      <text:p text:style-name="P4"><text:span text:style-name="Source_20_Text"><text:s text:c="6"/>&lt;input type="text" value={value} onChange={handleChange} /&gt;</text:span></text:p>
      <text:p text:style-name="P4"><text:span text:style-name="Source_20_Text"><text:s text:c="6"/>&lt;button type="submit"&gt;Submit&lt;/button&gt;</text:span></text:p>
      <text:p text:style-name="P4"><text:soft-page-break/><text:span text:style-name="Source_20_Text"><text:s text:c="4"/>&lt;/form&gt;</text:span></text:p>
      <text:p text:style-name="P4"><text:span text:style-name="Source_20_Text"><text:s text:c="2"/>);</text:span></text:p>
      <text:p text:style-name="P3"><text:span text:style-name="Source_20_Text">}</text:span></text:p>
      <text:h text:style-name="P6" text:outline-level="4">9. <text:span text:style-name="Strong_20_Emphasis">Контекст и порталы</text:span></text:h>
      <text:p text:style-name="P1"><text:span text:style-name="Strong_20_Emphasis">Контекст</text:span> - это механизм передачи данных через дерево компонентов без явной передачи props между каждым уровнем. Он позволяет передавать данные глубоко вложенным компонентам без необходимости явно передавать props через каждый уровень.</text:p>
      <text:p text:style-name="P1"><text:span text:style-name="Strong_20_Emphasis">Порталы</text:span> - это механизм в React, который позволяет рендерить дочерние компоненты в DOM-узлы, которые находятся вне их родительского компонента. Это полезно, например, при создании модальных окон или всплывающих сообщений.</text:p>
      <text:p text:style-name="P1">Изучение этих концепций позволит создавать более мощные и гибкие компоненты, а также эффективно передавать данные и управлять структурой приложения в React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30:52</dc:date>
    <meta:document-statistic meta:table-count="0" meta:image-count="0" meta:object-count="0" meta:page-count="2" meta:paragraph-count="44" meta:word-count="293" meta:character-count="2332"/>
    <dc:creator>Dima Wide</dc:creator>
    <meta:user-defined meta:name="Info 1"/>
    <meta:user-defined meta:name="Info 2"/>
    <meta:user-defined meta:name="Info 3"/>
    <meta:user-defined meta:name="Info 4"/>
  </office:meta>
</office:document-meta>
</file>